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timización de colonias de hormigas basada en la clasificación jerárquica multietiqueta</text:p>
      <text:p text:style-name="P1">algoritmo</text:p>
      <text:p text:style-name="P1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21T13:36:22.547000000</meta:creation-date>
    <dc:date>2022-03-21T13:37:09.914000000</dc:date>
    <meta:editing-duration>PT48S</meta:editing-duration>
    <meta:editing-cycles>1</meta:editing-cycles>
    <meta:document-statistic meta:table-count="0" meta:image-count="0" meta:object-count="0" meta:page-count="1" meta:paragraph-count="2" meta:word-count="12" meta:character-count="97" meta:non-whitespace-character-count="87"/>
    <meta:generator>LibreOffice/6.4.2.2$Windows_X86_64 LibreOffice_project/4e471d8c02c9c90f512f7f9ead8875b57fcb1ec3</meta:generator>
  </office:meta>
</office:document-meta>
</file>